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SemiBold" svg:font-family="'Fira Code SemiBold'" style:font-pitch="fixed"/>
    <style:font-face style:name="FiraCode Nerd Font" svg:font-family="'FiraCode Nerd Font'" style:font-adornments="Bold" style:font-pitch="fixed"/>
    <style:font-face style:name="FiraCode Nerd Font1" svg:font-family="'FiraCode Nerd Font'" style:font-adornments="Regular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8925in"/>
    </style:style>
    <style:style style:name="co2" style:family="table-column">
      <style:table-column-properties fo:break-before="auto" style:column-width="4.2035in"/>
    </style:style>
    <style:style style:name="co3" style:family="table-column">
      <style:table-column-properties fo:break-before="auto" style:column-width="0.1819in"/>
    </style:style>
    <style:style style:name="co4" style:family="table-column">
      <style:table-column-properties fo:break-before="auto" style:column-width="2.3374in"/>
    </style:style>
    <style:style style:name="co5" style:family="table-column">
      <style:table-column-properties fo:break-before="auto" style:column-width="4.8575in"/>
    </style:style>
    <style:style style:name="co6" style:family="table-column">
      <style:table-column-properties fo:break-before="auto" style:column-width="3.9354in"/>
    </style:style>
    <style:style style:name="co7" style:family="table-column">
      <style:table-column-properties fo:break-before="auto" style:column-width="0.84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291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ro4" style:family="table-row">
      <style:table-row-properties style:row-height="0.4043in" fo:break-before="auto" style:use-optimal-row-height="true"/>
    </style:style>
    <style:style style:name="ro5" style:family="table-row">
      <style:table-row-properties style:row-height="0.4661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border-bottom="none" style:text-align-source="fix" style:repeat-content="false" fo:wrap-option="wrap" fo:border-left="0.74pt solid #808080" fo:padding-bottom="0.028in" fo:padding-left="0.0555in" fo:padding-right="0.0138in" fo:padding-top="0.0555in" fo:border-right="0.74pt solid #808080" fo:border-top="0.74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  <style:map style:condition="is-true-formula(ISEVEN(ROW()))" style:apply-style-name="BGGrey" style:base-cell-address="Sheet1.A1"/>
    </style:style>
    <style:style style:name="ce38" style:family="table-cell" style:parent-style-name="BGWhite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EVEN(ROW()))" style:apply-style-name="BGGrey" style:base-cell-address="Sheet1.A1"/>
    </style:style>
    <style:style style:name="ce39" style:family="table-cell" style:parent-style-name="BGWhite">
      <style:table-cell-properties fo:border-bottom="1.5pt solid #808080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EVEN(ROW()))" style:apply-style-name="BGGrey" style:base-cell-address="Sheet1.A14"/>
    </style:style>
    <style:style style:name="ce40" style:family="table-cell" style:parent-style-name="Default">
      <style:table-cell-properties fo:border-bottom="none" style:text-align-source="fix" style:repeat-content="false" fo:wrap-option="wrap" fo:border-left="0.74pt solid #808080" fo:padding-bottom="0.028in" fo:padding-left="0.0555in" fo:padding-right="0.0138in" fo:padding-top="0.0555in" fo:border-right="0.74pt solid #808080" fo:border-top="1.5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  <style:map style:condition="is-true-formula(ISEVEN(ROW()))" style:apply-style-name="BGGrey" style:base-cell-address="Sheet1.A14"/>
    </style:style>
    <style:style style:name="ce41" style:family="table-cell" style:parent-style-name="Default">
      <style:table-cell-properties fo:border-bottom="none" fo:wrap-option="no-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EVEN(ROW()))" style:apply-style-name="BGGrey" style:base-cell-address="Sheet1.A1"/>
    </style:style>
    <style:style style:name="ce6" style:family="table-cell" style:parent-style-name="BGWhite">
      <style:table-cell-properties fo:border-bottom="none" style:diagonal-bl-tr="none" style:diagonal-tl-br="none" fo:wrap-option="no-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EVEN(ROW()))" style:apply-style-name="BGGrey" style:base-cell-address="Sheet1.A1"/>
    </style:style>
    <style:style style:name="ce44" style:family="table-cell" style:parent-style-name="Default">
      <style:table-cell-properties fo:border-bottom="none" fo:wrap-option="no-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45" style:family="table-cell" style:parent-style-name="Default">
      <style:table-cell-properties fo:border-bottom="0.74pt solid #808080" fo:wrap-option="no-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padding-bottom="0in" fo:padding-left="0.0555in" fo:padding-right="0in" fo:padding-top="0in" fo:border-right="0.74pt solid #808080" fo:border-top="0.74pt solid #808080" style:vertical-align="middle"/>
      <style:paragraph-properties fo:text-align="center" fo:margin-left="0in"/>
      <style:text-properties style:font-name="Fira Code"/>
      <style:map style:condition="is-true-formula(ISEVEN(ROW()))" style:apply-style-name="BGGrey" style:base-cell-address="Sheet1.A1"/>
    </style:style>
    <style:style style:name="ce48" style:family="table-cell" style:parent-style-name="BGWhite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font-name="Fira Code SemiBold" fo:font-size="12pt" style:font-size-asian="12pt" style:font-size-complex="12pt"/>
      <style:map style:condition="is-true-formula(ISEVEN(ROW()))" style:apply-style-name="BGGrey" style:base-cell-address="Sheet1.A1"/>
    </style:style>
    <style:style style:name="ce49" style:family="table-cell" style:parent-style-name="BGWhite">
      <style:table-cell-properties fo:border-bottom="1.5pt solid #808080" fo:wrap-option="wrap" fo:border-left="none" fo:padding-bottom="0.028in" fo:padding-left="0.0555in" fo:padding-right="0in" fo:padding-top="0.028in" fo:border-right="0.74pt solid #808080" fo:border-top="none"/>
      <style:text-properties style:font-name="Fira Code SemiBold" fo:font-size="12pt" style:font-size-asian="12pt" style:font-size-complex="12pt"/>
      <style:map style:condition="is-true-formula(ISEVEN(ROW()))" style:apply-style-name="BGGrey" style:base-cell-address="Sheet1.A14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padding-bottom="0in" fo:padding-left="0.0555in" fo:padding-right="0in" fo:padding-top="0in" fo:border-right="0.74pt solid #808080" fo:border-top="1.5pt solid #808080" style:vertical-align="middle"/>
      <style:paragraph-properties fo:text-align="center" fo:margin-left="0in"/>
      <style:text-properties style:font-name="Fira Code"/>
      <style:map style:condition="is-true-formula(ISEVEN(ROW()))" style:apply-style-name="BGGrey" style:base-cell-address="Sheet1.A14"/>
    </style:style>
    <style:style style:name="ce51" style:family="table-cell" style:parent-style-name="Default">
      <style:table-cell-properties fo:border-bottom="none" fo:wrap-option="no-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52" style:family="table-cell" style:parent-style-name="Default">
      <style:table-cell-properties fo:border-bottom="0.74pt solid #808080" fo:wrap-option="no-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53" style:family="table-cell" style:parent-style-name="BGWhite">
      <style:table-cell-properties fo:border-bottom="none" style:text-align-source="fix" style:repeat-content="false" fo:border-left="0.74pt solid #808080" fo:padding-bottom="0.028in" fo:padding-left="0.0555in" fo:padding-right="0.0138in" fo:padding-top="0.0555in" fo:border-right="0.74pt solid #808080" fo:border-top="0.74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  <style:map style:condition="is-true-formula(ISEVEN(ROW()))" style:apply-style-name="BGGrey" style:base-cell-address="Sheet1.D1"/>
    </style:style>
    <style:style style:name="ce54" style:family="table-cell" style:parent-style-name="BGWhite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name-asian="DejaVu Sans" style:font-size-asian="12pt" style:font-weight-asian="bold" style:font-name-complex="DejaVu Sans" style:font-size-complex="12pt" style:font-weight-complex="bold"/>
      <style:map style:condition="is-true-formula(ISEVEN(ROW()))" style:apply-style-name="BGGrey" style:base-cell-address="Sheet1.D1"/>
    </style:style>
    <style:style style:name="ce55" style:family="table-cell" style:parent-style-name="BGWhite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D1"/>
    </style:style>
    <style:style style:name="ce56" style:family="table-cell" style:parent-style-name="BGWhite">
      <style:table-cell-properties fo:border-bottom="1.5pt solid #808080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D12"/>
    </style:style>
    <style:style style:name="ce57" style:family="table-cell" style:parent-style-name="Default">
      <style:table-cell-properties fo:border-bottom="none" style:text-align-source="fix" style:repeat-content="false" fo:wrap-option="wrap" fo:border-left="0.74pt solid #808080" fo:padding-bottom="0.028in" fo:padding-left="0.0555in" fo:padding-right="0.0138in" fo:padding-top="0.0555in" fo:border-right="0.74pt solid #808080" fo:border-top="1.5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  <style:map style:condition="is-true-formula(ISEVEN(ROW()))" style:apply-style-name="BGGrey" style:base-cell-address="Sheet1.D13"/>
    </style:style>
    <style:style style:name="ce58" style:family="table-cell" style:parent-style-name="Default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name-asian="DejaVu Sans" style:font-size-asian="12pt" style:font-weight-asian="bold" style:font-name-complex="DejaVu Sans" style:font-size-complex="12pt" style:font-weight-complex="bold"/>
      <style:map style:condition="is-true-formula(ISEVEN(ROW()))" style:apply-style-name="BGGrey" style:base-cell-address="Sheet1.D1"/>
    </style:style>
    <style:style style:name="ce59" style:family="table-cell" style:parent-style-name="Default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D1"/>
    </style:style>
    <style:style style:name="ce60" style:family="table-cell" style:parent-style-name="Default">
      <style:table-cell-properties fo:border-bottom="1.5pt solid #808080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D19"/>
    </style:style>
    <style:style style:name="ce61" style:family="table-cell" style:parent-style-name="Default">
      <style:table-cell-properties fo:border-bottom="none" style:text-align-source="fix" style:repeat-content="false" fo:wrap-option="wrap" fo:border-left="0.74pt solid #808080" fo:padding-bottom="0.028in" fo:padding-left="0.0555in" fo:padding-right="0.0138in" fo:padding-top="0.0555in" fo:border-right="0.74pt solid #808080" fo:border-top="1.5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  <style:map style:condition="is-true-formula(ISODD(ROW()))" style:apply-style-name="BGGrey" style:base-cell-address="Sheet1.D20"/>
    </style:style>
    <style:style style:name="ce62" style:family="table-cell" style:parent-style-name="Default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ODD(ROW()))" style:apply-style-name="BGGrey" style:base-cell-address="Sheet1.D21"/>
    </style:style>
    <style:style style:name="ce63" style:family="table-cell" style:parent-style-name="Default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ODD(ROW()))" style:apply-style-name="BGGrey" style:base-cell-address="Sheet1.D21"/>
    </style:style>
    <style:style style:name="ce64" style:family="table-cell" style:parent-style-name="Default">
      <style:table-cell-properties fo:border-bottom="0.74pt solid #808080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ODD(ROW()))" style:apply-style-name="BGGrey" style:base-cell-address="Sheet1.D21"/>
    </style:style>
    <style:style style:name="ce65" style:family="table-cell" style:parent-style-name="BGWhite">
      <style:table-cell-properties fo:border-bottom="none" style:text-align-source="fix" style:repeat-content="false" fo:border-left="none" fo:padding-bottom="0in" fo:padding-left="0.0555in" fo:padding-right="0in" fo:padding-top="0in" fo:border-right="0.74pt solid #808080" fo:border-top="0.74pt solid #808080" style:vertical-align="middle"/>
      <style:paragraph-properties fo:text-align="center" fo:margin-left="0in"/>
      <style:text-properties style:font-name="Fira Code"/>
      <style:map style:condition="is-true-formula(ISEVEN(ROW()))" style:apply-style-name="BGGrey" style:base-cell-address="Sheet1.D1"/>
    </style:style>
    <style:style style:name="ce66" style:family="table-cell" style:parent-style-name="BGWhite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D1"/>
    </style:style>
    <style:style style:name="ce67" style:family="table-cell" style:parent-style-name="BGWhite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font-name="Fira Code SemiBold" fo:font-size="12pt" style:font-name-asian="DejaVu Sans" style:font-size-asian="12pt" style:font-name-complex="DejaVu Sans" style:font-size-complex="12pt"/>
      <style:map style:condition="is-true-formula(ISEVEN(ROW()))" style:apply-style-name="BGGrey" style:base-cell-address="Sheet1.D1"/>
    </style:style>
    <style:style style:name="ce68" style:family="table-cell" style:parent-style-name="BGWhite">
      <style:table-cell-properties fo:border-bottom="1.5pt solid #808080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D12"/>
    </style:style>
    <style:style style:name="ce69" style:family="table-cell" style:parent-style-name="Default">
      <style:table-cell-properties fo:border-bottom="none" fo:wrap-option="wrap" fo:border-left="none" fo:padding-bottom="0in" fo:padding-left="0.0555in" fo:padding-right="0in" fo:padding-top="0in" fo:border-right="0.74pt solid #808080" fo:border-top="1.5pt solid #808080"/>
      <style:text-properties style:font-name="Fira Code"/>
      <style:map style:condition="is-true-formula(ISEVEN(ROW()))" style:apply-style-name="BGGrey" style:base-cell-address="Sheet1.D13"/>
    </style:style>
    <style:style style:name="ce70" style:family="table-cell" style:parent-style-name="Default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D1"/>
    </style:style>
    <style:style style:name="ce71" style:family="table-cell" style:parent-style-name="Default">
      <style:table-cell-properties fo:border-bottom="1.5pt solid #808080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D19"/>
    </style:style>
    <style:style style:name="ce72" style:family="table-cell" style:parent-style-name="Default">
      <style:table-cell-properties fo:border-bottom="none" style:text-align-source="fix" style:repeat-content="false" fo:wrap-option="wrap" fo:border-left="none" fo:padding-bottom="0in" fo:padding-left="0.0555in" fo:padding-right="0in" fo:padding-top="0in" fo:border-right="0.74pt solid #808080" fo:border-top="1.5pt solid #808080" style:vertical-align="middle"/>
      <style:paragraph-properties fo:text-align="center" fo:margin-left="0in"/>
      <style:text-properties style:font-name="Fira Code"/>
      <style:map style:condition="is-true-formula(ISODD(ROW()))" style:apply-style-name="BGGrey" style:base-cell-address="Sheet1.D20"/>
    </style:style>
    <style:style style:name="ce73" style:family="table-cell" style:parent-style-name="Default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BGGrey" style:base-cell-address="Sheet1.D21"/>
    </style:style>
    <style:style style:name="ce74" style:family="table-cell" style:parent-style-name="Default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font-name="Fira Code SemiBold" fo:font-size="12pt" style:font-name-asian="DejaVu Sans" style:font-size-asian="12pt" style:font-name-complex="DejaVu Sans" style:font-size-complex="12pt"/>
      <style:map style:condition="is-true-formula(ISODD(ROW()))" style:apply-style-name="BGGrey" style:base-cell-address="Sheet1.D21"/>
    </style:style>
    <style:style style:name="ce75" style:family="table-cell" style:parent-style-name="Default">
      <style:table-cell-properties fo:border-bottom="0.74pt solid #808080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BGGrey" style:base-cell-address="Sheet1.D21"/>
    </style:style>
    <style:style style:name="ce78" style:family="table-cell" style:parent-style-name="Default">
      <style:table-cell-properties fo:wrap-option="wrap" fo:padding-bottom="0.0138in" fo:padding-left="0.0555in" fo:padding-right="0.0138in" fo:padding-top="0.0138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6377" table:default-cell-style-name="ce9"/>
        <table:table-row table:style-name="ro1">
          <table:table-cell table:style-name="ce37" office:value-type="string" calcext:value-type="string" table:number-columns-spanned="2" table:number-rows-spanned="1">
            <text:p>Sessions</text:p>
          </table:table-cell>
          <table:covered-table-cell table:style-name="ce10"/>
          <table:table-cell/>
          <table:table-cell table:style-name="ce53" office:value-type="string" calcext:value-type="string" table:number-columns-spanned="2" table:number-rows-spanned="1">
            <text:p>Windows</text:p>
          </table:table-cell>
          <table:covered-table-cell table:style-name="ce65"/>
          <table:table-cell table:number-columns-repeated="16379"/>
        </table:table-row>
        <table:table-row table:style-name="ro2">
          <table:table-cell table:style-name="ce38" office:value-type="string" calcext:value-type="string">
            <text:p>tmux</text:p>
          </table:table-cell>
          <table:table-cell table:style-name="ce48" office:value-type="string" calcext:value-type="string">
            <text:p>Start a new session.</text:p>
          </table:table-cell>
          <table:table-cell table:style-name="BGWhite"/>
          <table:table-cell table:style-name="ce54" office:value-type="string" calcext:value-type="string">
            <text:p>Ctrl + b then c</text:p>
          </table:table-cell>
          <table:table-cell table:style-name="ce66" office:value-type="string" calcext:value-type="string">
            <text:p>Create a new window.</text:p>
          </table:table-cell>
          <table:table-cell table:number-columns-repeated="16379"/>
        </table:table-row>
        <table:table-row table:style-name="ro3">
          <table:table-cell table:style-name="ce38" office:value-type="string" calcext:value-type="string">
            <text:p>tmux new -s [session_name]</text:p>
          </table:table-cell>
          <table:table-cell table:style-name="ce48" office:value-type="string" calcext:value-type="string">
            <text:p>Create a new session with a specific name.</text:p>
          </table:table-cell>
          <table:table-cell table:style-name="BGWhite"/>
          <table:table-cell table:style-name="ce55" office:value-type="string" calcext:value-type="string">
            <text:p>Ctrl + b then ,</text:p>
          </table:table-cell>
          <table:table-cell table:style-name="ce66" office:value-type="string" calcext:value-type="string">
            <text:p>Rename the current window.</text:p>
          </table:table-cell>
          <table:table-cell/>
          <table:table-cell table:style-name="ce78"/>
          <table:table-cell table:number-columns-repeated="16377"/>
        </table:table-row>
        <table:table-row table:style-name="ro2">
          <table:table-cell table:style-name="ce38" office:value-type="string" calcext:value-type="string">
            <text:p>tmux attach</text:p>
          </table:table-cell>
          <table:table-cell table:style-name="ce48" office:value-type="string" calcext:value-type="string">
            <text:p>Re-attach to the latest active session.</text:p>
          </table:table-cell>
          <table:table-cell table:style-name="BGWhite"/>
          <table:table-cell table:style-name="ce55" office:value-type="string" calcext:value-type="string">
            <text:p>Ctrl + b then w</text:p>
          </table:table-cell>
          <table:table-cell table:style-name="ce66" office:value-type="string" calcext:value-type="string">
            <text:p>List all windows.</text:p>
          </table:table-cell>
          <table:table-cell/>
          <table:table-cell table:style-name="ce78"/>
          <table:table-cell table:number-columns-repeated="16377"/>
        </table:table-row>
        <table:table-row table:style-name="ro3">
          <table:table-cell table:style-name="ce38" office:value-type="string" calcext:value-type="string">
            <text:p>tmux detach</text:p>
          </table:table-cell>
          <table:table-cell table:style-name="ce48" office:value-type="string" calcext:value-type="string">
            <text:p>Disconnect from a session, but keep it running.</text:p>
          </table:table-cell>
          <table:table-cell table:style-name="BGWhite"/>
          <table:table-cell table:style-name="ce55" office:value-type="string" calcext:value-type="string">
            <text:p>Ctrl + b then &amp;</text:p>
          </table:table-cell>
          <table:table-cell table:style-name="ce67" office:value-type="string" calcext:value-type="string">
            <text:p>Kill the current window.</text:p>
          </table:table-cell>
          <table:table-cell/>
          <table:table-cell table:style-name="ce78"/>
          <table:table-cell table:number-columns-repeated="16377"/>
        </table:table-row>
        <table:table-row table:style-name="ro4">
          <table:table-cell table:style-name="ce38" office:value-type="string" calcext:value-type="string">
            <text:p>tmux attach -t [session_name]</text:p>
            <text:p><text:span text:style-name="T1">or tmux -a -t [session_name]</text:span></text:p>
          </table:table-cell>
          <table:table-cell table:style-name="ce48" office:value-type="string" calcext:value-type="string">
            <text:p>Attach to session with a specific name.</text:p>
          </table:table-cell>
          <table:table-cell table:style-name="BGWhite"/>
          <table:table-cell table:style-name="ce54" office:value-type="string" calcext:value-type="string">
            <text:p>Ctrl + b then n</text:p>
          </table:table-cell>
          <table:table-cell table:style-name="ce66" office:value-type="string" calcext:value-type="string">
            <text:p>Switch to the next window.</text:p>
          </table:table-cell>
          <table:table-cell/>
          <table:table-cell table:style-name="ce78"/>
          <table:table-cell table:number-columns-repeated="16377"/>
        </table:table-row>
        <table:table-row table:style-name="ro2">
          <table:table-cell table:style-name="ce38"/>
          <table:table-cell table:style-name="ce48" office:value-type="string" calcext:value-type="string">
            <text:p>Switch to a different session.</text:p>
          </table:table-cell>
          <table:table-cell table:style-name="BGWhite"/>
          <table:table-cell table:style-name="ce55" office:value-type="string" calcext:value-type="string">
            <text:p>Ctrl + b then p</text:p>
          </table:table-cell>
          <table:table-cell table:style-name="ce66" office:value-type="string" calcext:value-type="string">
            <text:p>Switch to the previous window.</text:p>
          </table:table-cell>
          <table:table-cell/>
          <table:table-cell table:style-name="ce78"/>
          <table:table-cell table:number-columns-repeated="16377"/>
        </table:table-row>
        <table:table-row table:style-name="ro2">
          <table:table-cell table:style-name="ce38" office:value-type="string" calcext:value-type="string">
            <text:p>tmux switch -t [session_name]</text:p>
          </table:table-cell>
          <table:table-cell table:style-name="ce48" office:value-type="string" calcext:value-type="string">
            <text:p>Switch to a different session.</text:p>
          </table:table-cell>
          <table:table-cell table:style-name="BGWhite"/>
          <table:table-cell table:style-name="ce55" office:value-type="string" calcext:value-type="string">
            <text:p>Ctrl + b then l</text:p>
          </table:table-cell>
          <table:table-cell table:style-name="ce66" office:value-type="string" calcext:value-type="string">
            <text:p>Open the last window.</text:p>
          </table:table-cell>
          <table:table-cell/>
          <table:table-cell table:style-name="ce78"/>
          <table:table-cell table:number-columns-repeated="16377"/>
        </table:table-row>
        <table:table-row table:style-name="ro3">
          <table:table-cell table:style-name="ce38" office:value-type="string" calcext:value-type="string">
            <text:p>tmux kill-session -a</text:p>
          </table:table-cell>
          <table:table-cell table:style-name="ce48" office:value-type="string" calcext:value-type="string">
            <text:p>Terminate all sessions but the current one.</text:p>
          </table:table-cell>
          <table:table-cell table:style-name="BGWhite"/>
          <table:table-cell table:style-name="ce55" office:value-type="string" calcext:value-type="string">
            <text:p>Ctrl + b then 0...9</text:p>
          </table:table-cell>
          <table:table-cell table:style-name="ce66" office:value-type="string" calcext:value-type="string">
            <text:p>Switch to a specific numbered window.</text:p>
          </table:table-cell>
          <table:table-cell/>
          <table:table-cell table:style-name="ce78"/>
          <table:table-cell table:number-columns-repeated="16377"/>
        </table:table-row>
        <table:table-row table:style-name="ro2">
          <table:table-cell table:style-name="ce38" office:value-type="string" calcext:value-type="string">
            <text:p>tmux kill-session -t [session_name]</text:p>
          </table:table-cell>
          <table:table-cell table:style-name="ce48" office:value-type="string" calcext:value-type="string">
            <text:p>Terminate a specific session.</text:p>
          </table:table-cell>
          <table:table-cell table:style-name="BGWhite"/>
          <table:table-cell table:style-name="ce55" office:value-type="string" calcext:value-type="string">
            <text:p>Ctrl + b then d</text:p>
          </table:table-cell>
          <table:table-cell table:style-name="ce66" office:value-type="string" calcext:value-type="string">
            <text:p>Detach from the current session.</text:p>
          </table:table-cell>
          <table:table-cell/>
          <table:table-cell table:style-name="ce78"/>
          <table:table-cell table:number-columns-repeated="16377"/>
        </table:table-row>
        <table:table-row table:style-name="ro3">
          <table:table-cell table:style-name="ce38" office:value-type="string" calcext:value-type="string">
            <text:p>tmux kill-session -a -t [session_name]</text:p>
          </table:table-cell>
          <table:table-cell table:style-name="ce48" office:value-type="string" calcext:value-type="string">
            <text:p>Terminate all sessions except the specified one.</text:p>
          </table:table-cell>
          <table:table-cell table:style-name="BGWhite"/>
          <table:table-cell table:style-name="ce55" office:value-type="string" calcext:value-type="string">
            <text:p>tmux select-window -t [window_name]</text:p>
          </table:table-cell>
          <table:table-cell table:style-name="ce66" office:value-type="string" calcext:value-type="string">
            <text:p>Select a specific window by index or name.</text:p>
          </table:table-cell>
          <table:table-cell/>
          <table:table-cell table:style-name="ce78"/>
          <table:table-cell table:number-columns-repeated="16377"/>
        </table:table-row>
        <table:table-row table:style-name="ro3">
          <table:table-cell table:style-name="ce38" office:value-type="string" calcext:value-type="string">
            <text:p>tmux list-sessions</text:p>
            <text:p>or <text:span text:style-name="T1">tmux ls</text:span></text:p>
          </table:table-cell>
          <table:table-cell table:style-name="ce48" office:value-type="string" calcext:value-type="string">
            <text:p>List all active sessions</text:p>
          </table:table-cell>
          <table:table-cell table:style-name="BGWhite"/>
          <table:table-cell table:style-name="ce56" office:value-type="string" calcext:value-type="string">
            <text:p>tmux rename-window [new_name]</text:p>
          </table:table-cell>
          <table:table-cell table:style-name="ce68" office:value-type="string" calcext:value-type="string">
            <text:p>Rename the current window.</text:p>
          </table:table-cell>
          <table:table-cell/>
          <table:table-cell table:style-name="ce78"/>
          <table:table-cell table:number-columns-repeated="16377"/>
        </table:table-row>
        <table:table-row table:style-name="ro5">
          <table:table-cell table:style-name="ce38" office:value-type="string" calcext:value-type="string">
            <text:p>tmux rename-session -t [old_name] [new_name]</text:p>
          </table:table-cell>
          <table:table-cell table:style-name="ce48" office:value-type="string" calcext:value-type="string">
            <text:p>Rename an existing session.</text:p>
          </table:table-cell>
          <table:table-cell table:style-name="BGWhite"/>
          <table:table-cell table:style-name="ce57" office:value-type="string" calcext:value-type="string" table:number-columns-spanned="2" table:number-rows-spanned="1">
            <text:p>Command Mode</text:p>
            <text:p><text:span text:style-name="T2">(Use only in conjunction with Panes)</text:span></text:p>
          </table:table-cell>
          <table:covered-table-cell table:style-name="ce69"/>
          <table:table-cell/>
          <table:table-cell table:style-name="ce78"/>
          <table:table-cell table:number-columns-repeated="16377"/>
        </table:table-row>
        <table:table-row table:style-name="ro3">
          <table:table-cell table:style-name="ce39" office:value-type="string" calcext:value-type="string">
            <text:p>tmux kill-server</text:p>
          </table:table-cell>
          <table:table-cell table:style-name="ce49" office:value-type="string" calcext:value-type="string">
            <text:p>Terminate the server, ending all sessions, windows, and panes.</text:p>
          </table:table-cell>
          <table:table-cell table:style-name="BGWhite"/>
          <table:table-cell table:style-name="ce58" office:value-type="string" calcext:value-type="string">
            <text:p>resize-pane -D</text:p>
          </table:table-cell>
          <table:table-cell table:style-name="ce70" office:value-type="string" calcext:value-type="string">
            <text:p>Move the boundary line for the pane downward</text:p>
          </table:table-cell>
          <table:table-cell/>
          <table:table-cell table:style-name="ce78"/>
          <table:table-cell table:number-columns-repeated="16377"/>
        </table:table-row>
        <table:table-row table:style-name="ro6">
          <table:table-cell table:style-name="ce40" office:value-type="string" calcext:value-type="string" table:number-columns-spanned="2" table:number-rows-spanned="1">
            <text:p>Panes</text:p>
          </table:table-cell>
          <table:covered-table-cell table:style-name="ce50"/>
          <table:table-cell table:style-name="BGWhite"/>
          <table:table-cell table:style-name="ce59" office:value-type="string" calcext:value-type="string">
            <text:p>resize-pane -U</text:p>
          </table:table-cell>
          <table:table-cell table:style-name="ce70" office:value-type="string" calcext:value-type="string">
            <text:p>Move the boundary line for the pane upward</text:p>
          </table:table-cell>
          <table:table-cell/>
          <table:table-cell table:style-name="ce78"/>
          <table:table-cell table:number-columns-repeated="16377"/>
        </table:table-row>
        <table:table-row table:style-name="ro2">
          <table:table-cell table:style-name="ce41" office:value-type="string" calcext:value-type="string">
            <text:p>Ctrl + b then %</text:p>
          </table:table-cell>
          <table:table-cell table:style-name="ce51" office:value-type="string" calcext:value-type="string">
            <text:p>Split the current pane vertically</text:p>
          </table:table-cell>
          <table:table-cell table:style-name="BGWhite"/>
          <table:table-cell table:style-name="ce59" office:value-type="string" calcext:value-type="string">
            <text:p>resize-pane -R</text:p>
          </table:table-cell>
          <table:table-cell table:style-name="ce70" office:value-type="string" calcext:value-type="string">
            <text:p>Move the boundary line for the pane right</text:p>
          </table:table-cell>
          <table:table-cell/>
          <table:table-cell table:style-name="ce78"/>
          <table:table-cell table:number-columns-repeated="16377"/>
        </table:table-row>
        <table:table-row table:style-name="ro2">
          <table:table-cell table:style-name="ce41" office:value-type="string" calcext:value-type="string">
            <text:p>Ctrl + b then "</text:p>
          </table:table-cell>
          <table:table-cell table:style-name="ce51" office:value-type="string" calcext:value-type="string">
            <text:p>Split the current pane horizontally</text:p>
          </table:table-cell>
          <table:table-cell table:style-name="BGWhite"/>
          <table:table-cell table:style-name="ce59" office:value-type="string" calcext:value-type="string">
            <text:p>resize-pane -U 10</text:p>
          </table:table-cell>
          <table:table-cell table:style-name="ce70" office:value-type="string" calcext:value-type="string">
            <text:p>Move the boundary line up 10 cells</text:p>
          </table:table-cell>
          <table:table-cell/>
          <table:table-cell table:style-name="ce78"/>
          <table:table-cell table:number-columns-repeated="16377"/>
        </table:table-row>
        <table:table-row table:style-name="ro3">
          <table:table-cell table:style-name="ce41" office:value-type="string" calcext:value-type="string">
            <text:p>Ctrl + b then x</text:p>
          </table:table-cell>
          <table:table-cell table:style-name="ce51" office:value-type="string" calcext:value-type="string">
            <text:p>Close the current pane</text:p>
          </table:table-cell>
          <table:table-cell table:style-name="BGWhite"/>
          <table:table-cell table:style-name="ce59" office:value-type="string" calcext:value-type="string">
            <text:p>resize-pane -t 2 -R 5</text:p>
          </table:table-cell>
          <table:table-cell table:style-name="ce70" office:value-type="string" calcext:value-type="string">
            <text:p>Move the boundary line of cell number 2 five cells to the right</text:p>
          </table:table-cell>
          <table:table-cell table:number-columns-repeated="16379"/>
        </table:table-row>
        <table:table-row table:style-name="ro3">
          <table:table-cell table:style-name="ce6" office:value-type="string" calcext:value-type="string">
            <text:p>Ctrl + b then o</text:p>
          </table:table-cell>
          <table:table-cell table:style-name="ce51" office:value-type="string" calcext:value-type="string">
            <text:p>Toggle between panes</text:p>
          </table:table-cell>
          <table:table-cell table:style-name="BGWhite"/>
          <table:table-cell table:style-name="ce60" office:value-type="string" calcext:value-type="string">
            <text:p>resize-pane -Z</text:p>
          </table:table-cell>
          <table:table-cell table:style-name="ce71" office:value-type="string" calcext:value-type="string">
            <text:p>Maximize the pane to full screen. Use the same command to set it back to normal</text:p>
          </table:table-cell>
          <table:table-cell table:number-columns-repeated="16379"/>
        </table:table-row>
        <table:table-row table:style-name="ro3">
          <table:table-cell table:style-name="ce41" office:value-type="string" calcext:value-type="string">
            <text:p>Ctrl + b then z</text:p>
          </table:table-cell>
          <table:table-cell table:style-name="ce51" office:value-type="string" calcext:value-type="string">
            <text:p>Toggle pane zoom (make pane full screen)</text:p>
          </table:table-cell>
          <table:table-cell table:style-name="BGWhite"/>
          <table:table-cell table:style-name="ce61" office:value-type="string" calcext:value-type="string" table:number-columns-spanned="2" table:number-rows-spanned="1">
            <text:p>Copy Mode</text:p>
          </table:table-cell>
          <table:covered-table-cell table:style-name="ce72"/>
          <table:table-cell table:number-columns-repeated="16379"/>
        </table:table-row>
        <table:table-row table:style-name="ro3">
          <table:table-cell table:style-name="ce41" office:value-type="string" calcext:value-type="string">
            <text:p>Ctrl + b then ;</text:p>
          </table:table-cell>
          <table:table-cell table:style-name="ce51" office:value-type="string" calcext:value-type="string">
            <text:p>Toggle between the last two active panes</text:p>
          </table:table-cell>
          <table:table-cell table:style-name="BGWhite"/>
          <table:table-cell table:style-name="ce62" office:value-type="string" calcext:value-type="string">
            <text:p>Ctrl + b then [</text:p>
          </table:table-cell>
          <table:table-cell table:style-name="ce73" office:value-type="string" calcext:value-type="string">
            <text:p>Enter copy mode</text:p>
          </table:table-cell>
          <table:table-cell table:number-columns-repeated="16379"/>
        </table:table-row>
        <table:table-row table:style-name="ro2">
          <table:table-cell table:style-name="ce41" office:value-type="string" calcext:value-type="string">
            <text:p>Ctrl + b then {</text:p>
          </table:table-cell>
          <table:table-cell table:style-name="ce51" office:value-type="string" calcext:value-type="string">
            <text:p>Move the current pane left</text:p>
          </table:table-cell>
          <table:table-cell table:style-name="BGWhite"/>
          <table:table-cell table:style-name="ce62" office:value-type="string" calcext:value-type="string">
            <text:p>q</text:p>
          </table:table-cell>
          <table:table-cell table:style-name="ce74" office:value-type="string" calcext:value-type="string">
            <text:p>Exit copy mode</text:p>
          </table:table-cell>
          <table:table-cell table:number-columns-repeated="16379"/>
        </table:table-row>
        <table:table-row table:style-name="ro2">
          <table:table-cell table:style-name="ce41" office:value-type="string" calcext:value-type="string">
            <text:p>Ctrl + b then }</text:p>
          </table:table-cell>
          <table:table-cell table:style-name="ce51" office:value-type="string" calcext:value-type="string">
            <text:p>Move the current pane right</text:p>
          </table:table-cell>
          <table:table-cell table:style-name="BGWhite"/>
          <table:table-cell table:style-name="ce62" office:value-type="string" calcext:value-type="string">
            <text:p>ENTER</text:p>
          </table:table-cell>
          <table:table-cell table:style-name="ce73" office:value-type="string" calcext:value-type="string">
            <text:p>Copy the selected text</text:p>
          </table:table-cell>
          <table:table-cell/>
          <table:table-cell table:style-name="ce78"/>
          <table:table-cell table:number-columns-repeated="16377"/>
        </table:table-row>
        <table:table-row table:style-name="ro2">
          <table:table-cell table:style-name="ce41" office:value-type="string" calcext:value-type="string">
            <text:p>Ctrl + b then SPACE</text:p>
          </table:table-cell>
          <table:table-cell table:style-name="ce51" office:value-type="string" calcext:value-type="string">
            <text:p>Toggle through different pane layouts</text:p>
          </table:table-cell>
          <table:table-cell table:style-name="BGWhite"/>
          <table:table-cell table:style-name="ce62" office:value-type="string" calcext:value-type="string">
            <text:p>SPACE</text:p>
          </table:table-cell>
          <table:table-cell table:style-name="ce73" office:value-type="string" calcext:value-type="string">
            <text:p>Start text selection in copy mode</text:p>
          </table:table-cell>
          <table:table-cell/>
          <table:table-cell table:style-name="ce78"/>
          <table:table-cell table:number-columns-repeated="16377"/>
        </table:table-row>
        <table:table-row table:style-name="ro2">
          <table:table-cell table:style-name="ce44" office:value-type="string" calcext:value-type="string">
            <text:p>Ctrl + b then !</text:p>
          </table:table-cell>
          <table:table-cell table:style-name="ce51" office:value-type="string" calcext:value-type="string">
            <text:p>Convert the current pane into a window</text:p>
          </table:table-cell>
          <table:table-cell table:style-name="BGWhite"/>
          <table:table-cell table:style-name="ce62" office:value-type="string" calcext:value-type="string">
            <text:p>ESC</text:p>
          </table:table-cell>
          <table:table-cell table:style-name="ce73" office:value-type="string" calcext:value-type="string">
            <text:p>Clear the selected text and exit copy mode</text:p>
          </table:table-cell>
          <table:table-cell/>
          <table:table-cell table:style-name="ce78"/>
          <table:table-cell table:number-columns-repeated="16377"/>
        </table:table-row>
        <table:table-row table:style-name="ro2">
          <table:table-cell table:style-name="ce44" office:value-type="string" calcext:value-type="string">
            <text:p>exit or Ctrl + b</text:p>
          </table:table-cell>
          <table:table-cell table:style-name="ce51" office:value-type="string" calcext:value-type="string">
            <text:p>Close the selected pane</text:p>
          </table:table-cell>
          <table:table-cell table:style-name="BGWhite"/>
          <table:table-cell table:style-name="ce62" office:value-type="string" calcext:value-type="string">
            <text:p>h</text:p>
          </table:table-cell>
          <table:table-cell table:style-name="ce73" office:value-type="string" calcext:value-type="string">
            <text:p>Move the cursor left</text:p>
          </table:table-cell>
          <table:table-cell/>
          <table:table-cell table:style-name="ce78"/>
          <table:table-cell table:number-columns-repeated="16377"/>
        </table:table-row>
        <table:table-row table:style-name="ro2">
          <table:table-cell table:style-name="ce44" office:value-type="string" calcext:value-type="string">
            <text:p>Ctrl + b then q</text:p>
          </table:table-cell>
          <table:table-cell table:style-name="ce51" office:value-type="string" calcext:value-type="string">
            <text:p>Display pane number</text:p>
          </table:table-cell>
          <table:table-cell table:style-name="BGWhite"/>
          <table:table-cell table:style-name="ce62" office:value-type="string" calcext:value-type="string">
            <text:p>j</text:p>
          </table:table-cell>
          <table:table-cell table:style-name="ce73" office:value-type="string" calcext:value-type="string">
            <text:p>Move the cursor down</text:p>
          </table:table-cell>
          <table:table-cell/>
          <table:table-cell table:style-name="ce78"/>
          <table:table-cell table:number-columns-repeated="16377"/>
        </table:table-row>
        <table:table-row table:style-name="ro2">
          <table:table-cell table:style-name="ce44" office:value-type="string" calcext:value-type="string">
            <text:p>Ctrl + b then :</text:p>
          </table:table-cell>
          <table:table-cell table:style-name="ce51" office:value-type="string" calcext:value-type="string">
            <text:p>Enter tmux Command Mode</text:p>
          </table:table-cell>
          <table:table-cell table:style-name="BGWhite"/>
          <table:table-cell table:style-name="ce63" office:value-type="string" calcext:value-type="string">
            <text:p>k</text:p>
          </table:table-cell>
          <table:table-cell table:style-name="ce73" office:value-type="string" calcext:value-type="string">
            <text:p>Move the cursor up</text:p>
          </table:table-cell>
          <table:table-cell/>
          <table:table-cell table:style-name="ce78"/>
          <table:table-cell table:number-columns-repeated="16377"/>
        </table:table-row>
        <table:table-row table:style-name="ro2">
          <table:table-cell table:style-name="ce44" office:value-type="string" calcext:value-type="string">
            <text:p>Ctrl + b + <text:s/>[up_arrow]</text:p>
          </table:table-cell>
          <table:table-cell table:style-name="ce51" office:value-type="string" calcext:value-type="string">
            <text:p>Increase pane height</text:p>
          </table:table-cell>
          <table:table-cell/>
          <table:table-cell table:style-name="ce63" office:value-type="string" calcext:value-type="string">
            <text:p>l</text:p>
          </table:table-cell>
          <table:table-cell table:style-name="ce73" office:value-type="string" calcext:value-type="string">
            <text:p>Move the cursor right</text:p>
          </table:table-cell>
          <table:table-cell table:style-name="ce78" table:number-columns-repeated="2"/>
          <table:table-cell table:number-columns-repeated="16377"/>
        </table:table-row>
        <table:table-row table:style-name="ro2">
          <table:table-cell table:style-name="ce44" office:value-type="string" calcext:value-type="string">
            <text:p>Ctrl + b + <text:s/>[down_arrow]</text:p>
          </table:table-cell>
          <table:table-cell table:style-name="ce51" office:value-type="string" calcext:value-type="string">
            <text:p>Decrease pane height</text:p>
          </table:table-cell>
          <table:table-cell/>
          <table:table-cell table:style-name="ce63" office:value-type="string" calcext:value-type="string">
            <text:p>w</text:p>
          </table:table-cell>
          <table:table-cell table:style-name="ce73" office:value-type="string" calcext:value-type="string">
            <text:p>Move the cursor one word forward</text:p>
          </table:table-cell>
          <table:table-cell table:style-name="ce78" table:number-columns-repeated="2"/>
          <table:table-cell table:number-columns-repeated="16377"/>
        </table:table-row>
        <table:table-row table:style-name="ro2">
          <table:table-cell table:style-name="ce44" office:value-type="string" calcext:value-type="string">
            <text:p>Ctrl + b + <text:s/>[left_arrow]</text:p>
          </table:table-cell>
          <table:table-cell table:style-name="ce51" office:value-type="string" calcext:value-type="string">
            <text:p>Increase pane width</text:p>
          </table:table-cell>
          <table:table-cell/>
          <table:table-cell table:style-name="ce63" office:value-type="string" calcext:value-type="string">
            <text:p>b</text:p>
          </table:table-cell>
          <table:table-cell table:style-name="ce73" office:value-type="string" calcext:value-type="string">
            <text:p>Move the cursor one word backward</text:p>
          </table:table-cell>
          <table:table-cell table:style-name="ce78" table:number-columns-spanned="2" table:number-rows-spanned="1"/>
          <table:covered-table-cell table:style-name="ce78"/>
          <table:table-cell table:number-columns-repeated="16377"/>
        </table:table-row>
        <table:table-row table:style-name="ro2">
          <table:table-cell table:style-name="ce45" office:value-type="string" calcext:value-type="string">
            <text:p>Ctrl + b + <text:s/>[right_arrow]</text:p>
          </table:table-cell>
          <table:table-cell table:style-name="ce52" office:value-type="string" calcext:value-type="string">
            <text:p>Decrease pane width</text:p>
          </table:table-cell>
          <table:table-cell/>
          <table:table-cell table:style-name="ce62" office:value-type="string" calcext:value-type="string">
            <text:p>Ctrl + b then ]</text:p>
          </table:table-cell>
          <table:table-cell table:style-name="ce73" office:value-type="string" calcext:value-type="string">
            <text:p>Paste the copied text</text:p>
          </table:table-cell>
          <table:table-cell table:style-name="ce78" table:number-columns-spanned="2" table:number-rows-spanned="1"/>
          <table:covered-table-cell table:style-name="ce78"/>
          <table:table-cell table:number-columns-repeated="16377"/>
        </table:table-row>
        <table:table-row table:style-name="ro2">
          <table:table-cell table:style-name="Default" table:number-columns-repeated="2"/>
          <table:table-cell/>
          <table:table-cell table:style-name="ce62" office:value-type="string" calcext:value-type="string">
            <text:p>Ctrl + u</text:p>
          </table:table-cell>
          <table:table-cell table:style-name="ce73" office:value-type="string" calcext:value-type="string">
            <text:p>Scroll up half a page</text:p>
          </table:table-cell>
          <table:table-cell table:style-name="ce78" table:number-columns-spanned="2" table:number-rows-spanned="1"/>
          <table:covered-table-cell table:style-name="ce78"/>
          <table:table-cell table:number-columns-repeated="16377"/>
        </table:table-row>
        <table:table-row table:style-name="ro2">
          <table:table-cell table:style-name="Default" table:number-columns-repeated="2"/>
          <table:table-cell/>
          <table:table-cell table:style-name="ce62" office:value-type="string" calcext:value-type="string">
            <text:p>Ctrl + d</text:p>
          </table:table-cell>
          <table:table-cell table:style-name="ce73" office:value-type="string" calcext:value-type="string">
            <text:p>Scroll down half a page</text:p>
          </table:table-cell>
          <table:table-cell table:style-name="ce78" table:number-columns-spanned="2" table:number-rows-spanned="1"/>
          <table:covered-table-cell table:style-name="ce78"/>
          <table:table-cell table:number-columns-repeated="16377"/>
        </table:table-row>
        <table:table-row table:style-name="ro2">
          <table:table-cell table:style-name="Default" table:number-columns-repeated="2"/>
          <table:table-cell/>
          <table:table-cell table:style-name="ce62" office:value-type="string" calcext:value-type="string">
            <text:p>PgUp</text:p>
          </table:table-cell>
          <table:table-cell table:style-name="ce73" office:value-type="string" calcext:value-type="string">
            <text:p>Scroll up full page</text:p>
          </table:table-cell>
          <table:table-cell table:style-name="ce78" table:number-columns-spanned="2" table:number-rows-spanned="1"/>
          <table:covered-table-cell table:style-name="ce78"/>
          <table:table-cell table:number-columns-repeated="16377"/>
        </table:table-row>
        <table:table-row table:style-name="ro2">
          <table:table-cell table:style-name="Default" table:number-columns-repeated="2"/>
          <table:table-cell/>
          <table:table-cell table:style-name="ce64" office:value-type="string" calcext:value-type="string">
            <text:p>PgDn</text:p>
          </table:table-cell>
          <table:table-cell table:style-name="ce75" office:value-type="string" calcext:value-type="string">
            <text:p>Scroll down full page</text:p>
          </table:table-cell>
          <table:table-cell table:style-name="ce78" table:number-columns-spanned="2" table:number-rows-spanned="1"/>
          <table:covered-table-cell table:style-name="ce78"/>
          <table:table-cell table:number-columns-repeated="16377"/>
        </table:table-row>
        <table:table-row table:style-name="ro7">
          <table:table-cell table:style-name="Default" table:number-columns-repeated="2"/>
          <table:table-cell/>
          <table:table-cell table:style-name="Default" table:number-columns-repeated="2"/>
          <table:table-cell table:style-name="ce78" table:number-columns-spanned="2" table:number-rows-spanned="1"/>
          <table:covered-table-cell table:style-name="ce78"/>
          <table:table-cell table:number-columns-repeated="16377"/>
        </table:table-row>
        <table:table-row table:style-name="ro7" table:number-rows-repeated="20">
          <table:table-cell table:style-name="Default" table:number-columns-repeated="2"/>
          <table:table-cell/>
          <table:table-cell table:style-name="Default" table:number-columns-repeated="2"/>
          <table:table-cell table:number-columns-repeated="16379"/>
        </table:table-row>
        <table:table-row table:style-name="ro7" table:number-rows-repeated="5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7" table:number-rows-repeated="1048513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Sheet1.A1:Sheet1.B13 Sheet1.A16:Sheet1.B32">
            <calcext:condition calcext:apply-style-name="BGGrey" calcext:value="formula-is(ISEVEN(ROW()))" calcext:base-cell-address="Sheet1.A1"/>
          </calcext:conditional-format>
          <calcext:conditional-format calcext:target-range-address="Sheet1.A1:Sheet1.B13 Sheet1.A16:Sheet1.B32">
            <calcext:condition calcext:apply-style-name="BGWhite" calcext:value="formula-is(ISODD(ROW()))" calcext:base-cell-address="Sheet1.A1"/>
          </calcext:conditional-format>
          <calcext:conditional-format calcext:target-range-address="Sheet1.D14:Sheet1.E18 Sheet1.D1:Sheet1.E11">
            <calcext:condition calcext:apply-style-name="BGGrey" calcext:value="formula-is(ISEVEN(ROW()))" calcext:base-cell-address="Sheet1.D1"/>
          </calcext:conditional-format>
          <calcext:conditional-format calcext:target-range-address="Sheet1.D14:Sheet1.E18 Sheet1.D1:Sheet1.E11">
            <calcext:condition calcext:apply-style-name="BGWhite" calcext:value="formula-is(ISODD(ROW()))" calcext:base-cell-address="Sheet1.D1"/>
          </calcext:conditional-format>
          <calcext:conditional-format calcext:target-range-address="Sheet1.D21:Sheet1.E36">
            <calcext:condition calcext:apply-style-name="BGGrey" calcext:value="formula-is(ISODD(ROW()))" calcext:base-cell-address="Sheet1.D21"/>
          </calcext:conditional-format>
          <calcext:conditional-format calcext:target-range-address="Sheet1.D20:Sheet1.E36">
            <calcext:condition calcext:apply-style-name="BGGrey" calcext:value="formula-is(ISODD(ROW()))" calcext:base-cell-address="Sheet1.D20"/>
          </calcext:conditional-format>
          <calcext:conditional-format calcext:target-range-address="Sheet1.A14:Sheet1.B15">
            <calcext:condition calcext:apply-style-name="BGGrey" calcext:value="formula-is(ISEVEN(ROW()))" calcext:base-cell-address="Sheet1.A14"/>
          </calcext:conditional-format>
          <calcext:conditional-format calcext:target-range-address="Sheet1.A14:Sheet1.B15">
            <calcext:condition calcext:apply-style-name="BGWhite" calcext:value="formula-is(ISODD(ROW()))" calcext:base-cell-address="Sheet1.A14"/>
          </calcext:conditional-format>
          <calcext:conditional-format calcext:target-range-address="Sheet1.D13:Sheet1.E13">
            <calcext:condition calcext:apply-style-name="BGGrey" calcext:value="formula-is(ISEVEN(ROW()))" calcext:base-cell-address="Sheet1.D13"/>
          </calcext:conditional-format>
          <calcext:conditional-format calcext:target-range-address="Sheet1.D13:Sheet1.E13">
            <calcext:condition calcext:apply-style-name="BGWhite" calcext:value="formula-is(ISODD(ROW()))" calcext:base-cell-address="Sheet1.D13"/>
          </calcext:conditional-format>
          <calcext:conditional-format calcext:target-range-address="Sheet1.D12:Sheet1.E12">
            <calcext:condition calcext:apply-style-name="BGGrey" calcext:value="formula-is(ISEVEN(ROW()))" calcext:base-cell-address="Sheet1.D12"/>
          </calcext:conditional-format>
          <calcext:conditional-format calcext:target-range-address="Sheet1.D12:Sheet1.E12">
            <calcext:condition calcext:apply-style-name="BGWhite" calcext:value="formula-is(ISODD(ROW()))" calcext:base-cell-address="Sheet1.D12"/>
          </calcext:conditional-format>
          <calcext:conditional-format calcext:target-range-address="Sheet1.D20:Sheet1.E20">
            <calcext:condition calcext:apply-style-name="BGGrey" calcext:value="formula-is(ISODD(ROW()))" calcext:base-cell-address="Sheet1.D20"/>
          </calcext:conditional-format>
          <calcext:conditional-format calcext:target-range-address="Sheet1.D20:Sheet1.E20">
            <calcext:condition calcext:apply-style-name="BGGrey" calcext:value="formula-is(ISODD(ROW()))" calcext:base-cell-address="Sheet1.D20"/>
          </calcext:conditional-format>
          <calcext:conditional-format calcext:target-range-address="Sheet1.D20:Sheet1.E20">
            <calcext:condition calcext:apply-style-name="BGGrey" calcext:value="formula-is(ISODD(ROW()))" calcext:base-cell-address="Sheet1.D20"/>
          </calcext:conditional-format>
          <calcext:conditional-format calcext:target-range-address="Sheet1.D19:Sheet1.E19">
            <calcext:condition calcext:apply-style-name="BGGrey" calcext:value="formula-is(ISEVEN(ROW()))" calcext:base-cell-address="Sheet1.D19"/>
          </calcext:conditional-format>
          <calcext:conditional-format calcext:target-range-address="Sheet1.D19:Sheet1.E19">
            <calcext:condition calcext:apply-style-name="BGWhite" calcext:value="formula-is(ISODD(ROW()))" calcext:base-cell-address="Sheet1.D19"/>
          </calcext:conditional-format>
          <calcext:conditional-format calcext:target-range-address="Sheet1.D20:Sheet1.E20">
            <calcext:condition calcext:apply-style-name="BGGrey" calcext:value="formula-is(ISODD(ROW())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SemiBold" svg:font-family="'Fira Code SemiBold'" style:font-pitch="fixed"/>
    <style:font-face style:name="FiraCode Nerd Font" svg:font-family="'FiraCode Nerd Font'" style:font-adornments="Bold" style:font-pitch="fixed"/>
    <style:font-face style:name="FiraCode Nerd Font1" svg:font-family="'FiraCode Nerd Font'" style:font-adornments="Regular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Grey" style:family="table-cell" style:parent-style-name="Text">
      <style:table-cell-properties fo:background-color="#eeeeee" fo:wrap-option="wrap"/>
      <style:text-properties style:font-name="FiraCode Nerd Font1" fo:font-family="'FiraCode Nerd Font'" style:font-style-name="Regular" style:font-pitch="fixed"/>
    </style:style>
    <style:style style:name="BGWhite" style:family="table-cell" style:parent-style-name="Text">
      <style:table-cell-properties fo:wrap-option="wrap"/>
      <style:text-properties style:font-name="FiraCode Nerd Font1" fo:font-family="'FiraCode Nerd Font'" style:font-style-name="Regular" style:font-pitch="fixed"/>
    </style:style>
    <style:style style:name="BoldWordWrap" style:family="table-cell" style:parent-style-name="Text">
      <style:table-cell-properties fo:wrap-option="wrap"/>
      <style:text-properties style:font-name="FiraCode Nerd Font" fo:font-family="'FiraCode Nerd Font'" style:font-style-name="Bold" style:font-pitch="fixed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fo:margin-top="0.8in" fo:margin-bottom="0.4in" fo:margin-left="0.4in" fo:margin-right="0.4in" style:scale-to-pages="1" style:table-centering="horizontal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02:24:59.5523447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4:16:12.162067114</meta:creation-date>
    <dc:date>2025-03-06T02:26:19.481205440</dc:date>
    <meta:editing-duration>PT18M20S</meta:editing-duration>
    <meta:editing-cycles>6</meta:editing-cycles>
    <meta:generator>LibreOffice/24.8.5.2$Linux_X86_64 LibreOffice_project/480$Build-2</meta:generator>
    <meta:print-date>2025-02-22T01:09:17.960677709</meta:print-date>
    <meta:document-statistic meta:table-count="1" meta:cell-count="130" meta:object-count="0"/>
  </office:meta>
</office:document-meta>
</file>